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b2b2b2"/>
    </style:style>
    <style:style style:name="P4"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66ffff"/>
    </style:style>
    <style:style style:name="P5"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0084d1"/>
    </style:style>
    <style:style style:name="P6"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widows="1" fo:text-indent="0cm" style:auto-text-indent="false" fo:background-color="#000000">
        <style:background-image/>
      </style:paragraph-properties>
      <style:text-properties fo:font-variant="normal" fo:text-transform="none" fo:color="#000000" style:font-name="Times New Roman1" fo:font-size="14pt" fo:letter-spacing="normal" fo:font-style="normal" fo:font-weight="normal"/>
    </style:style>
    <style:style style:name="P8" style:family="paragraph" style:parent-style-name="Text_20_body">
      <style:paragraph-properties fo:margin-left="0cm" fo:margin-right="0cm" fo:margin-top="0cm" fo:margin-bottom="0cm" fo:text-align="justify" style:justify-single-word="false" fo:widows="1" fo:text-indent="0cm" style:auto-text-indent="false" fo:background-color="#ffffff">
        <style:background-image/>
      </style:paragraph-properties>
      <style:text-properties fo:font-variant="normal" fo:text-transform="none" fo:color="#000000" style:font-name="Times New Roman1" fo:font-size="14pt" fo:letter-spacing="normal" fo:font-style="normal" fo:font-weight="normal"/>
    </style:style>
    <style:style style:name="P9"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style:style>
    <style:style style:name="P10"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b2b2b2"/>
    </style:style>
    <style:style style:name="P11"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ffff00"/>
    </style:style>
    <style:style style:name="P12"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ff3300"/>
    </style:style>
    <style:style style:name="P13"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66ff00"/>
    </style:style>
    <style:style style:name="P14"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66ffff"/>
    </style:style>
    <style:style style:name="P15"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bold" fo:background-color="#ff6600"/>
    </style:style>
    <style:style style:name="P16"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ffff00"/>
    </style:style>
    <style:style style:name="P17"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66ff00"/>
    </style:style>
    <style:style style:name="P18"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fo:background-color="#ff6600"/>
    </style:style>
    <style:style style:name="P19"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bold" fo:background-color="#000000"/>
    </style:style>
    <style:style style:name="P20"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bold" fo:background-color="#00ccff"/>
    </style:style>
    <style:style style:name="P21"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bold" fo:background-color="#663300"/>
    </style:style>
    <style:style style:name="P22"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bold" fo:background-color="#0084d1"/>
    </style:style>
    <style:style style:name="P23"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normal" fo:background-color="#663300"/>
    </style:style>
    <style:style style:name="P24" style:family="paragraph" style:parent-style-name="Text_20_body">
      <style:paragraph-properties fo:margin-left="0cm" fo:margin-right="0cm" fo:margin-top="0cm" fo:margin-bottom="0cm" fo:text-align="justify" style:justify-single-word="false" fo:widows="1" fo:text-indent="0cm" style:auto-text-indent="false"/>
      <style:text-properties fo:font-variant="normal" fo:text-transform="none" fo:color="#ffffff" style:font-name="Times New Roman1" fo:font-size="14pt" fo:letter-spacing="normal" fo:font-style="normal" fo:font-weight="normal" fo:background-color="#000000"/>
    </style:style>
    <style:style style:name="T1" style:family="text">
      <style:text-properties fo:font-style="italic"/>
    </style:style>
    <style:style style:name="T2" style:family="text">
      <style:text-properties fo:font-style="italic" fo:background-color="#66ff00"/>
    </style:style>
    <style:style style:name="T3" style:family="text">
      <style:text-properties fo:background-color="#ffff00"/>
    </style:style>
    <style:style style:name="T4" style:family="text">
      <style:text-properties fo:background-color="#ff3300"/>
    </style:style>
    <style:style style:name="T5" style:family="text">
      <style:text-properties fo:background-color="#66ff00"/>
    </style:style>
    <style:style style:name="T6" style:family="text">
      <style:text-properties fo:color="#000000" fo:background-color="#ffff00"/>
    </style:style>
    <style:style style:name="T7" style:family="text">
      <style:text-properties fo:color="#000000" fo:background-color="#66ff00"/>
    </style:style>
    <style:style style:name="T8" style:family="text">
      <style:text-properties fo:background-color="#b2b2b2"/>
    </style:style>
    <style:style style:name="T9" style:family="text">
      <style:text-properties fo:color="#ffffff" fo:background-color="#663300"/>
    </style:style>
    <style:style style:name="T10" style:family="text">
      <style:text-properties fo:color="#ffffff" fo:background-color="#c5000b"/>
    </style:style>
    <style:style style:name="T11" style:family="text">
      <style:text-properties fo:color="#ffffff" fo:background-color="#ff00cc"/>
    </style:style>
    <style:style style:name="T12" style:family="text">
      <style:text-properties fo:background-color="#00ccff"/>
    </style:style>
    <style:style style:name="T13" style:family="text">
      <style:text-properties fo:background-color="#ff00ff"/>
    </style:style>
    <style:style style:name="T14" style:family="text">
      <style:text-properties fo:background-color="#ff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rovechando la tendencia actual a la vida sana ya mejorar la calidad de vida, un grupo de amigos emprendedores ha decidido crear una cadena de clubes de deportes, la UOC DEPORTIVA CLUB.</text:p>
      <text:p text:style-name="P9">Los responsables del proyecto han decidido disponer de una Base de Datos por</text:p>
      <text:p text:style-name="P9">almacenar y gestionar la información de todos los clubes de la cadena. Por ello, han decidido encargar el diseño de la Base de Datos a los estudiantes de la asignatura de Bases de Datos I de la UOC.</text:p>
      <text:p text:style-name="P9"/>
      <text:p text:style-name="P10">Irrelevante</text:p>
      <text:p text:style-name="P11">Entidad o atributo</text:p>
      <text:p text:style-name="P15">Generalización</text:p>
      <text:p text:style-name="P13">Relacion </text:p>
      <text:p text:style-name="P19">Duda</text:p>
      <text:p text:style-name="P20">Atributo relación </text:p>
      <text:p text:style-name="P14">Recursiva</text:p>
      <text:p text:style-name="P21">//Debil//</text:p>
      <text:p text:style-name="P19">*-*-&gt;Puede ser NULL</text:p>
      <text:p text:style-name="P19">***-***-&gt;Ternaria</text:p>
      <text:p text:style-name="P19">**-**-&gt;Boleano</text:p>
      <text:p text:style-name="P22"/>
      <text:p text:style-name="P2"><text:span text:style-name="T3">La empresa está compuesta por diferentes clubes, de los cuales se almacena su código (el cual los identifica), el CIF, la dirección, el teléfono y el fax.Se quiere tener constancia de todas las personas relacionadas con la cadena</text:span>. <text:span text:style-name="T3">Las únicas personas que se quieren manejar son socios o personal interno.</text:span> <text:span text:style-name="T8">Entre estos últimos,</text:span> <text:span text:style-name="T14">según la</text:span></text:p>
      <text:p text:style-name="P2"><text:span text:style-name="T14">su función, se quiere distinguir entre gestores, personal de mantenimiento y monitores</text:span> <text:span text:style-name="T8">de las diferentes actividades que los clubes ofrecen.</text:span> <text:span text:style-name="T5">Sólo hay estos tipos de empleados y cada empleado sólo puede realizar una función dentro del club.</text:span></text:p>
      <text:p text:style-name="P18">Las personas que alguna vez htan trabajado como personal del club pueden ser socios y viceversa.(Tipo-Generalalizacion)</text:p>
      <text:p text:style-name="P18"/>
      <text:p text:style-name="P8"><text:span text:style-name="T5">Los socios pertenecen a la cadena de clubes y por tanto pueden ir a hacer deporte a todos los clubes de la cadena</text:span>. <text:span text:style-name="T5">Igualmente sucede con los trabajadores. De esta <text:s/>manera la dirección de la cadena puede decidir de qué forma distribuir el personal</text:span></text:p>
      <text:p text:style-name="P7"><text:span text:style-name="T5">entre los diferentes clubes según las necesidades de cada momento.</text:span><text:span text:style-name="T11">(Foto1)</text:span><text:span text:style-name="T3">Todas las personas están identificadas por su DNI y también se quiere tener constancia de su nombre (este incluye nombre y apellidos), fecha de nacimiento, dirección postal y teléfono de contacto.</text:span></text:p>
      <text:p text:style-name="P2"/>
      <text:p text:style-name="P2"><text:span text:style-name="T3">Adicionalmente, los socios tienen asignado un número de socio (que también los identifica), la fecha de alta y el número de la cuenta corriente donde tienen domiciliado el pago mensual de las cuotas de la cadena de clubes</text:span>. <text:span text:style-name="T8">No es necesario mantener el histórico de las veces que una persona se hace socio del club, es decir, cuando una persona deja de ser socia del club, se elimina este hecho de la base de</text:span></text:p>
      <text:p text:style-name="P3">datos. Si en un futuro vuelve a ser socia, se vuelve a añadir a la BD con un número de socio diferente.</text:p>
      <text:p text:style-name="P2"><text:soft-page-break/></text:p>
      <text:p text:style-name="P10">Irrelevante</text:p>
      <text:p text:style-name="P11">Entidad o atributo</text:p>
      <text:p text:style-name="P12">Generalización</text:p>
      <text:p text:style-name="P13">Relacion </text:p>
      <text:p text:style-name="P19">Duda</text:p>
      <text:p text:style-name="P20">Atributo relación </text:p>
      <text:p text:style-name="P14">Recursiva</text:p>
      <text:p text:style-name="P21">//Debil//</text:p>
      <text:p text:style-name="P19">*-*-&gt;Puede ser NULL</text:p>
      <text:p text:style-name="P19">***-***-&gt;Ternaria</text:p>
      <text:p text:style-name="P19">**-**-&gt;Boleano</text:p>
      <text:p text:style-name="P16"/>
      <text:p text:style-name="P2"><text:span text:style-name="T3">Por el personal del club, además, se debe registrar el número de la seguridad social (que también los identifica)</text:span><text:span text:style-name="T10">(DoblePK)</text:span><text:span text:style-name="T3">. Por el personal de mantenimiento se quiere guardar también el turno de trabajo (mañana o tarde).</text:span> <text:span text:style-name="T3">Se quiere mantener el historial de contratación del personal con la cadena de clubes. En concreto, se quiere registrar las diferentes fechas de inicio y de finalización de los diferentes contratos y del sueldo acordado en cada caso</text:span>. <text:span text:style-name="T5">Es importante tener en cuenta que una el mismo trabajador puede haber tenido diferentes contratos en el pasado con la cadena de clubes, además del contrato que tenga actualmente en vigor.</text:span><text:span text:style-name="T10">(Binaria-1-N)</text:span></text:p>
      <text:p text:style-name="P17"/>
      <text:p text:style-name="P2"><text:span text:style-name="T3">Los monitores se quiere tener constancia de sus titulaciones. </text:span><text:span text:style-name="T5">Es importante tener en cuenta que la cadena no contrata monitores que no tienen un título válido para ejercer su profesión y que es posible que un monitor haya hecho diferenltes estudios homologados y, por tanto, puede tener más de una titulación.</text:span><text:span text:style-name="T10">(Binaria-con-ID)</text:span></text:p>
      <text:p text:style-name="P2"/>
      <text:p text:style-name="P2"><text:span text:style-name="T3">Los socios disponen de la posibilidad de alquilar taquillas para guardar sus pertenencias.</text:span> <text:span text:style-name="T3">Cada club dispone de sus propias taquillas para alquilar.</text:span> <text:span text:style-name="T5">En principio, no se descarta la posibilidad de que un socio pueda alquilar más de una taquilla, ahora bien, las taquillas asignadas a socios no se pueden compartir, es decir, supondremos que cada taquilla alquilada está asignada a un único socio.</text:span> <text:span text:style-name="T9">//Las taquillas tienen asignado un código que las identifica dentro de cada club.//</text:span><text:span text:style-name="T10">(Binaria-con-COD)</text:span></text:p>
      <text:p text:style-name="P2"/>
      <text:p text:style-name="P2"><text:span text:style-name="T3">La cadena de clubes ofrece diferentes tipos de actividades que se identifican por un código de actividad.</text:span> <text:span text:style-name="T3">A parte del código de la actividad también se quiere almacenar su nombre y, opcionalmente,* una breve descripción de la actividad*.</text:span> <text:span text:style-name="T5">Algunas de estas actividades necesitan la presencia de un monitor (por ejemplo, la actividad de mantenimiento físico) mientras que otros no (por ejemplo, las actividades</text:span></text:p>
      <text:p text:style-name="P2"><text:span text:style-name="T2">de </text:span><text:span text:style-name="T5">fitness o sauna).</text:span> <text:span text:style-name="T12">De las actividades sin monitor se quiere guardar el grado de aceptación (alto, medio o bajo)</text:span>.*<text:span text:style-name="T5">Se quiere registrar cuáles monitores están asignados a cada tipo de actividad desarrollada en la cadena de clubes.*</text:span></text:p>
      <text:p text:style-name="P2"/>
      <text:p text:style-name="P2"/>
      <text:p text:style-name="P2"><text:soft-page-break/></text:p>
      <text:p text:style-name="P2"/>
      <text:p text:style-name="P10">Irrelevante</text:p>
      <text:p text:style-name="P11">Entidad o atributo</text:p>
      <text:p text:style-name="P12">Generalización</text:p>
      <text:p text:style-name="P13">Relacion </text:p>
      <text:p text:style-name="P19">Duda</text:p>
      <text:p text:style-name="P20">Atributo relación </text:p>
      <text:p text:style-name="P14">Recursiva</text:p>
      <text:p text:style-name="P21">//Debil//</text:p>
      <text:p text:style-name="P19">*-*-&gt;Puede ser NULL</text:p>
      <text:p text:style-name="P19">***-***-&gt;Ternaria</text:p>
      <text:p text:style-name="P19">**-**-&gt;Boleano</text:p>
      <text:p text:style-name="P4"/>
      <text:p text:style-name="P4">Por otra parte, existen actividades que están relacionadas con otras actividades (por ejemplo <text:span text:style-name="T1">step y latín step). </text:span>Se quiere tener constancia, para cada actividad, con qué otras actividades está relacionada.</text:p>
      <text:p text:style-name="P2"/>
      <text:p text:style-name="P23">//Para poder desarrollar las diferentes actividades, cada club dispone de sus propias</text:p>
      <text:p text:style-name="P2"><text:span text:style-name="T9">salas (cada sala tiene un código de sala que únicamente permite identificar salas de un mismo club)//</text:span><text:span text:style-name="T3">.</text:span> <text:span text:style-name="T5">A toda sala está previsto que se desarrolle, como mínimo, una actividad.</text:span> <text:span text:style-name="T5">Se quiere registrar para un lado, todas las actividades que se pueden desarrollar en las diferentes salas</text:span> <text:span text:style-name="T3">y el número máximo recomendado de personas en la sala dependiendo de la actividad concreta a realizar.</text:span> <text:span text:style-name="T3">Por último, también se quiere registrar la extensión (en m2) De las diferentes salas.</text:span></text:p>
      <text:p text:style-name="P24"/>
      <text:p text:style-name="P6"><text:span text:style-name="T6">***La cadena de clubes tiene establecido unos horarios que se repiten cada semana para las diferentes actividades con monitor que se realizan. Por ejemplo, tenemos un horario fijo para cada lunes, martes, miércoles etc. de las diferentes semanas del año y, en principio, los horarios diarios no tienen porque coincidir, es decir, el lunes pueden tener lugar unas actividades y el martes de otros diferentes. Se quiere registrar todos los datos relacionados con los horarios. En concreto, se quiere saber para cada actividad con monitor, a qué horas se realiza y qué días de la semana tiene lugar (supondremos que son sesiones de una hora y que el horario es de 08:00 a 12:00 y de 16:00 a 21:00),</text:span><text:span text:style-name="T7"> el monitor responsable de la actividad y las salas asignadas. Obviamente, un monitor no puede estar en dos lugares diferentes a una misma hora y en un mismo día de la semana; de Similarmente, a una hora fijada, un día determinado de la semana y en una sala concreta sólo puede tener lugar una actividad al mismo tiempo.</text:span><text:span text:style-name="T13">(Foto2)</text:span><text:span text:style-name="T7">***</text:span></text:p>
      <text:p text:style-name="P2"/>
      <text:p text:style-name="P5"><text:span text:style-name="T5">Cada uno de los horarios se obligatoriamente revisado por una persona gestora de la cadena de clubes, lo queremos grabar.</text:span><text:span text:style-name="T12">**Cuando ha sido validado, el horario es marcado como tal (si o no).**</text:span></text:p>
      <text:p text:style-name="P2"/>
      <text:p text:style-name="P2"/>
      <text:p text:style-name="P2"><text:soft-page-break/>Se pide que:</text:p>
      <text:p text:style-name="P2"/>
      <text:p text:style-name="P2">A) Realice el esquema E / R recogiendo toda la semántica del enunciado. Indique claramente cuáles requisitos no han quedado reflejados en el esquema E / R que proponéis. Si ha realizado alguna suposición semántica adicional indicar también.</text:p>
      <text:p text:style-name="P2"/>
      <text:p text:style-name="P2">B) Obtenga el diseño lógico de la BD anterior, es decir, transformar el modelo anterior al modelo relacional. Para cada relación, se deberá indicar los diferentes atributos que incorpora y qué son las claves primàriesi foráneas (si existen). Indique qué atributos pueden tomar valor nulo.</text:p>
      <text:p text:style-name="P2"/>
      <text:p text:style-name="P2">Criterios de evaluación</text:p>
      <text:p text:style-name="P2">Parte A: 70%</text:p>
      <text:p text:style-name="P2">Parte B: 30%</text:p>
      <text:p text:style-name="P2">Se recuerda que es obligatorio realizar la práctica para aprobar la asignatur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n Aguilar Enciso</meta:initial-creator>
    <meta:creation-date>2015-11-26T20:49:16.55</meta:creation-date>
    <dc:date>2015-11-28T12:13:25.64</dc:date>
    <dc:creator>Adrian Aguilar Enciso</dc:creator>
    <meta:editing-duration>PT7H30M42S</meta:editing-duration>
    <meta:editing-cycles>6</meta:editing-cycles>
    <meta:generator>OpenOffice/4.1.1$Win32 OpenOffice.org_project/411m6$Build-9775</meta:generator>
    <meta:document-statistic meta:table-count="0" meta:image-count="0" meta:object-count="0" meta:page-count="4" meta:paragraph-count="60" meta:word-count="1185" meta:character-count="7357"/>
  </office:meta>
</office:document-meta>
</file>